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0d51ef" officeooo:paragraph-rsid="000d51ef" style:font-weight-asian="bold" style:font-weight-complex="bold"/>
    </style:style>
    <style:style style:name="P2" style:family="paragraph" style:parent-style-name="Standard">
      <style:text-properties fo:font-weight="bold" officeooo:rsid="000e633d" officeooo:paragraph-rsid="000e633d" style:font-weight-asian="bold" style:font-weight-complex="bold"/>
    </style:style>
    <style:style style:name="P3" style:family="paragraph" style:parent-style-name="Standard">
      <style:text-properties officeooo:rsid="000d51ef" officeooo:paragraph-rsid="000d51ef"/>
    </style:style>
    <style:style style:name="P4" style:family="paragraph" style:parent-style-name="Standard">
      <style:text-properties officeooo:rsid="000e633d" officeooo:paragraph-rsid="000e633d"/>
    </style:style>
    <style:style style:name="P5" style:family="paragraph" style:parent-style-name="Standard">
      <style:text-properties officeooo:rsid="000ed786" officeooo:paragraph-rsid="000ed786"/>
    </style:style>
    <style:style style:name="T1" style:family="text">
      <style:text-properties officeooo:rsid="001096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text:p>
      <text:p text:style-name="P3"/>
      <text:p text:style-name="P3">Arribem al Projecte Final de Grau i al final dels Estudis Universitaris, i en aquest punt és on hem de demostrar la capacitat d'aprenentatge que hem adquirit durant tots aquests anys, aixi com els coneixements en les diferents àrees que es tracten durant la carrera.</text:p>
      <text:p text:style-name="P3"/>
      <text:p text:style-name="P3">Per altra banda, hem d'escollir un tema relacionat que haguem fet durant la carrera i desenvolupar-ho, a fi d'aprofundir més en base als coneixements adquirits i realitzar un treball autònom.</text:p>
      <text:p text:style-name="P3"/>
      <text:p text:style-name="P4">Per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P4"/>
      <text:p text:style-name="P2">Objectius</text:p>
      <text:p text:style-name="P4"/>
      <text:p text:style-name="P5">Els objectius per aquest projecte és poder treballar amb totes les dades que genera el Live Timing i a partir d'aquesta informació obtinguda, poder reproduir sessions disputades anteriorment aixi com poder mostrar la informació de diferents maneres per poder treure conclusions o fer comparacions entre els diferents pilots participants. I tot això ho volem operar per dispositius mòbils Android.</text:p>
      <text:p text:style-name="P5"/>
      <text:p text:style-name="P5">Per arribar a poder fer tot això, m'hauré de familiaritzar en tot l'entorn Android ja que només abans ho vaig fer en una petita pràctica a Nous Usos de la Informàtica. Per tant, es pot dir que Android no he arribat a fer pràcticament fins a iniciar aquest Projecte Final de Grau.</text:p>
      <text:p text:style-name="P5"/>
      <text:p text:style-name="P5">Per altra banda, parteixo d'un codi que ja estava fet parcialment per la versió Android. El què ja estava fet de l'aplicació és la part de desencriptació de dades i emmagatzematge principalment. Per tant, un també m'hauré de familiaritzar amb tot el codi existent i entendre bé com funciona, per posteriorment poder implementar diferents funcionalitats que respectin el què ja hi havia, ampliant la informació de l'aplicació.</text:p>
      <text:p text:style-name="P5"/>
      <text:p text:style-name="P5"/>
      <text:p text:style-name="P5">1 - Introducció i motivació</text:p>
      <text:p text:style-name="Standard">2 - Definició d'objectius</text:p>
      <text:p text:style-name="Standard">    - Funcionalitats, requisits</text:p>
      <text:p text:style-name="Standard">    - Pla de treball (incloent planificació inicial), contribució</text:p>
      <text:p text:style-name="Standard">    - <text:span text:style-name="T1">Organització</text:span> del document</text:p>
      <text:p text:style-name="Standard">3 - Aplicació F1LT v1</text:p>
      <text:p text:style-name="Standard">    - Està en llenguatge Java (Android)</text:p>
      <text:p text:style-name="Standard">    - No hi ha documentació, ho has mirat a "pelo"</text:p>
      <text:p text:style-name="Standard">    - Gestió de dades</text:p>
      <text:p text:style-name="Standard">    - Esquema de blocs</text:p>
      <text:p text:style-name="Standard">    - Diagrama de seqüència</text:p>
      <text:p text:style-name="Standard">4 - Desenvolupament</text:p>
      <text:p text:style-name="Standard">    - Continuem amb Java</text:p>
      <text:p text:style-name="Standard">    - Afegim noves funcionalitats</text:p>
      <text:p text:style-name="Standard">    - Agafar els diagrames anteriors i mostrar les modificacions (color diferent)</text:p>
      <text:p text:style-name="Standard">    - Modificacions fetes</text:p>
      <text:p text:style-name="Standard">      - Guardar les dades mentre es reben</text:p>
      <text:p text:style-name="Standard">      - Capacitat de reproducció</text:p>
      <text:p text:style-name="Standard"><text:soft-page-break/>      - Gràfics</text:p>
      <text:p text:style-name="Standard">    - Aquestes modificacions no impliquen eliminar funcionalitat anterior</text:p>
      <text:p text:style-name="Standard">5 - Resultats</text:p>
      <text:p text:style-name="Standard">    - Grans premis que has provat</text:p>
      <text:p text:style-name="Standard">    - Pantallazos</text:p>
      <text:p text:style-name="Standard">6 - Conclusions</text:p>
      <text:p text:style-name="Standard">    - Dificultats</text:p>
      <text:p text:style-name="Standard">    - Discussió crítica del treball realitzat</text:p>
      <text:p text:style-name="Standard">    - Línies futures<text:line-break/>    </text:p>
      <text:p text:style-name="Standard">A - Anex</text:p>
      <text:p text:style-name="Standard">    - Creació d'activities</text:p>
      <text:p text:style-name="Standard">    - Vocabul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5-31T17:05:35</dc:date>
    <meta:editing-duration>PT18M41S</meta:editing-duration>
    <meta:editing-cycles>5</meta:editing-cycles>
    <meta:generator>LibreOffice/3.6$Linux_x86 LibreOffice_project/360m1$Build-2</meta:generator>
    <meta:document-statistic meta:table-count="0" meta:image-count="0" meta:object-count="0" meta:page-count="2" meta:paragraph-count="38" meta:word-count="479" meta:character-count="2976" meta:non-whitespace-character-count="2432"/>
  </office:meta>
</office:document-meta>
</file>